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sswordAuthenticatorFactoryBean.getO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sswordAuthenticatorFactoryBean.setPasswords( Resource pass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wordAuthenticatorFactoryBean.getPasswor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wordAuthenticator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swordAuthenticator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